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27in"/>
    </style:style>
    <style:style style:name="TableColumn3" style:family="table-column">
      <style:table-column-properties style:column-width="5.4409in"/>
    </style:style>
    <style:style style:name="Table1" style:family="table" style:master-page-name="MP0">
      <style:table-properties style:width="6.268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" style:parent-style-name="Normal" style:family="paragraph">
      <style:paragraph-properties fo:break-before="page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7" style:family="table-row">
      <style:table-row-properties/>
    </style:style>
    <style:style style:name="TableCell8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10" style:family="table-cell">
      <style:table-cell-properties fo:border="none" style:writing-mode="lr-tb" fo:padding-top="0in" fo:padding-left="0.1041in" fo:padding-bottom="0in" fo:padding-right="0.1041in"/>
    </style:style>
    <style:style style:name="P1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P1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3" style:family="table-row">
      <style:table-row-properties/>
    </style:style>
    <style:style style:name="TableCell1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8" style:family="table-row">
      <style:table-row-properties/>
    </style:style>
    <style:style style:name="TableCell1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21" style:family="table-cell">
      <style:table-cell-properties fo:border="none" style:writing-mode="lr-tb" fo:padding-top="0in" fo:padding-left="0.1041in" fo:padding-bottom="0in" fo:padding-right="0.1041in"/>
    </style:style>
    <style:style style:name="P2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23" style:family="table-row">
      <style:table-row-properties/>
    </style:style>
    <style:style style:name="TableCell2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2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28" style:family="table-row">
      <style:table-row-properties/>
    </style:style>
    <style:style style:name="TableCell2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3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31" style:family="table-cell">
      <style:table-cell-properties fo:border="none" style:writing-mode="lr-tb" fo:padding-top="0in" fo:padding-left="0.1041in" fo:padding-bottom="0in" fo:padding-right="0.1041in"/>
    </style:style>
    <style:style style:name="P3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33" style:family="table-row">
      <style:table-row-properties/>
    </style:style>
    <style:style style:name="TableCell3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3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4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41" style:family="table-cell">
      <style:table-cell-properties fo:border="none" style:writing-mode="lr-tb" fo:padding-top="0in" fo:padding-left="0.1041in" fo:padding-bottom="0in" fo:padding-right="0.1041in"/>
    </style:style>
    <style:style style:name="P4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43" style:family="table-row">
      <style:table-row-properties/>
    </style:style>
    <style:style style:name="TableCell4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4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5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51" style:family="table-cell">
      <style:table-cell-properties fo:border="none" style:writing-mode="lr-tb" fo:padding-top="0in" fo:padding-left="0.1041in" fo:padding-bottom="0in" fo:padding-right="0.1041in"/>
    </style:style>
    <style:style style:name="P5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P5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54" style:family="table-row">
      <style:table-row-properties/>
    </style:style>
    <style:style style:name="TableCell5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5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6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62" style:family="table-cell">
      <style:table-cell-properties fo:border="none" style:writing-mode="lr-tb" fo:padding-top="0in" fo:padding-left="0.1041in" fo:padding-bottom="0in" fo:padding-right="0.1041in"/>
    </style:style>
    <style:style style:name="P6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P6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65" style:family="table-row">
      <style:table-row-properties/>
    </style:style>
    <style:style style:name="TableCell6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6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7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73" style:family="table-cell">
      <style:table-cell-properties fo:border="none" style:writing-mode="lr-tb" fo:padding-top="0in" fo:padding-left="0.1041in" fo:padding-bottom="0in" fo:padding-right="0.1041in"/>
    </style:style>
    <style:style style:name="P7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P7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76" style:family="table-row">
      <style:table-row-properties/>
    </style:style>
    <style:style style:name="TableCell7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7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81" style:family="table-row">
      <style:table-row-properties/>
    </style:style>
    <style:style style:name="TableCell8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8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84" style:family="table-cell">
      <style:table-cell-properties fo:border="none" style:writing-mode="lr-tb" fo:padding-top="0in" fo:padding-left="0.1041in" fo:padding-bottom="0in" fo:padding-right="0.1041in"/>
    </style:style>
    <style:style style:name="P8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86" style:family="table-row">
      <style:table-row-properties/>
    </style:style>
    <style:style style:name="TableCell8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8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91" style:family="table-row">
      <style:table-row-properties/>
    </style:style>
    <style:style style:name="TableCell92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9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94" style:family="table-cell">
      <style:table-cell-properties fo:border="none" style:writing-mode="lr-tb" fo:padding-top="0in" fo:padding-left="0.1041in" fo:padding-bottom="0in" fo:padding-right="0.1041in"/>
    </style:style>
    <style:style style:name="P9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P9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97" style:family="table-row">
      <style:table-row-properties/>
    </style:style>
    <style:style style:name="TableCell9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0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02" style:family="table-row">
      <style:table-row-properties/>
    </style:style>
    <style:style style:name="TableCell10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0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105" style:family="table-cell">
      <style:table-cell-properties fo:border="none" style:writing-mode="lr-tb" fo:padding-top="0in" fo:padding-left="0.1041in" fo:padding-bottom="0in" fo:padding-right="0.1041in"/>
    </style:style>
    <style:style style:name="P10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07" style:family="table-row">
      <style:table-row-properties/>
    </style:style>
    <style:style style:name="TableCell10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11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12" style:family="table-row">
      <style:table-row-properties/>
    </style:style>
    <style:style style:name="TableCell11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1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115" style:family="table-cell">
      <style:table-cell-properties fo:border="none" style:writing-mode="lr-tb" fo:padding-top="0in" fo:padding-left="0.1041in" fo:padding-bottom="0in" fo:padding-right="0.1041in"/>
    </style:style>
    <style:style style:name="P11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17" style:family="table-row">
      <style:table-row-properties/>
    </style:style>
    <style:style style:name="TableCell11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12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22" style:family="table-row">
      <style:table-row-properties/>
    </style:style>
    <style:style style:name="TableCell12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2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125" style:family="table-cell">
      <style:table-cell-properties fo:border="none" style:writing-mode="lr-tb" fo:padding-top="0in" fo:padding-left="0.1041in" fo:padding-bottom="0in" fo:padding-right="0.1041in"/>
    </style:style>
    <style:style style:name="P12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27" style:family="table-row">
      <style:table-row-properties/>
    </style:style>
    <style:style style:name="TableCell12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13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32" style:family="table-row">
      <style:table-row-properties/>
    </style:style>
    <style:style style:name="TableCell133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3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135" style:family="table-cell">
      <style:table-cell-properties fo:border="none" style:writing-mode="lr-tb" fo:padding-top="0in" fo:padding-left="0.1041in" fo:padding-bottom="0in" fo:padding-right="0.1041in"/>
    </style:style>
    <style:style style:name="P13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37" style:family="table-row">
      <style:table-row-properties/>
    </style:style>
    <style:style style:name="TableCell13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14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P14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43" style:family="table-row">
      <style:table-row-properties/>
    </style:style>
    <style:style style:name="TableCell14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4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46" style:family="table-cell">
      <style:table-cell-properties fo:border="none" style:writing-mode="lr-tb" fo:padding-top="0in" fo:padding-left="0.1041in" fo:padding-bottom="0in" fo:padding-right="0.1041in"/>
    </style:style>
    <style:style style:name="P14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48" style:family="table-row">
      <style:table-row-properties/>
    </style:style>
    <style:style style:name="TableCell14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15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53" style:family="table-row">
      <style:table-row-properties/>
    </style:style>
    <style:style style:name="TableCell15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5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156" style:family="table-cell">
      <style:table-cell-properties fo:border="none" style:writing-mode="lr-tb" fo:padding-top="0in" fo:padding-left="0.1041in" fo:padding-bottom="0in" fo:padding-right="0.1041in"/>
    </style:style>
    <style:style style:name="P15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58" style:family="table-row">
      <style:table-row-properties/>
    </style:style>
    <style:style style:name="TableCell15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16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6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166" style:family="table-cell">
      <style:table-cell-properties fo:border="none" style:writing-mode="lr-tb" fo:padding-top="0in" fo:padding-left="0.1041in" fo:padding-bottom="0in" fo:padding-right="0.1041in"/>
    </style:style>
    <style:style style:name="P16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68" style:family="table-row">
      <style:table-row-properties/>
    </style:style>
    <style:style style:name="TableCell16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17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73" style:family="table-row">
      <style:table-row-properties/>
    </style:style>
    <style:style style:name="TableCell17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7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176" style:family="table-cell">
      <style:table-cell-properties fo:border="none" style:writing-mode="lr-tb" fo:padding-top="0in" fo:padding-left="0.1041in" fo:padding-bottom="0in" fo:padding-right="0.1041in"/>
    </style:style>
    <style:style style:name="P17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78" style:family="table-row">
      <style:table-row-properties/>
    </style:style>
    <style:style style:name="TableCell17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18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83" style:family="table-row">
      <style:table-row-properties/>
    </style:style>
    <style:style style:name="TableCell184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8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186" style:family="table-cell">
      <style:table-cell-properties fo:border="none" style:writing-mode="lr-tb" fo:padding-top="0in" fo:padding-left="0.1041in" fo:padding-bottom="0in" fo:padding-right="0.1041in"/>
    </style:style>
    <style:style style:name="P18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P18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189" style:family="table-row">
      <style:table-row-properties/>
    </style:style>
    <style:style style:name="TableCell19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19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94" style:family="table-row">
      <style:table-row-properties/>
    </style:style>
    <style:style style:name="TableCell195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19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197" style:family="table-cell">
      <style:table-cell-properties fo:border="none" style:writing-mode="lr-tb" fo:padding-top="0in" fo:padding-left="0.1041in" fo:padding-bottom="0in" fo:padding-right="0.1041in"/>
    </style:style>
    <style:style style:name="P19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199" style:family="table-row">
      <style:table-row-properties/>
    </style:style>
    <style:style style:name="TableCell20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0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20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0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P20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Row205" style:family="table-row">
      <style:table-row-properties/>
    </style:style>
    <style:style style:name="TableCell20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0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10pt" style:font-size-asian="10pt" style:font-size-complex="10pt" style:language-asian="en" style:country-asian="IN"/>
    </style:style>
    <style:style style:name="TableCell208" style:family="table-cell">
      <style:table-cell-properties fo:border="none" style:writing-mode="lr-tb" fo:padding-top="0in" fo:padding-left="0.1041in" fo:padding-bottom="0in" fo:padding-right="0.1041in"/>
    </style:style>
    <style:style style:name="P20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210" style:family="table-row">
      <style:table-row-properties/>
    </style:style>
    <style:style style:name="TableCell21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1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21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1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215" style:family="table-row">
      <style:table-row-properties/>
    </style:style>
    <style:style style:name="TableCell21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1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218" style:family="table-cell">
      <style:table-cell-properties fo:border="none" style:writing-mode="lr-tb" fo:padding-top="0in" fo:padding-left="0.1041in" fo:padding-bottom="0in" fo:padding-right="0.1041in"/>
    </style:style>
    <style:style style:name="P21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220" style:family="table-row">
      <style:table-row-properties/>
    </style:style>
    <style:style style:name="TableCell22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2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22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2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225" style:family="table-row">
      <style:table-row-properties/>
    </style:style>
    <style:style style:name="TableCell22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2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228" style:family="table-cell">
      <style:table-cell-properties fo:border="none" style:writing-mode="lr-tb" fo:padding-top="0in" fo:padding-left="0.1041in" fo:padding-bottom="0in" fo:padding-right="0.1041in"/>
    </style:style>
    <style:style style:name="P22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230" style:family="table-row">
      <style:table-row-properties/>
    </style:style>
    <style:style style:name="TableCell23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3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23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3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235" style:family="table-row">
      <style:table-row-properties/>
    </style:style>
    <style:style style:name="TableCell23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3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238" style:family="table-cell">
      <style:table-cell-properties fo:border="none" style:writing-mode="lr-tb" fo:padding-top="0in" fo:padding-left="0.1041in" fo:padding-bottom="0in" fo:padding-right="0.1041in"/>
    </style:style>
    <style:style style:name="P23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240" style:family="table-row">
      <style:table-row-properties/>
    </style:style>
    <style:style style:name="TableCell24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4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24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4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245" style:family="table-row">
      <style:table-row-properties/>
    </style:style>
    <style:style style:name="TableCell24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4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248" style:family="table-cell">
      <style:table-cell-properties fo:border="none" style:writing-mode="lr-tb" fo:padding-top="0in" fo:padding-left="0.1041in" fo:padding-bottom="0in" fo:padding-right="0.1041in"/>
    </style:style>
    <style:style style:name="P24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250" style:family="table-row">
      <style:table-row-properties/>
    </style:style>
    <style:style style:name="TableCell25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5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25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5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255" style:family="table-row">
      <style:table-row-properties/>
    </style:style>
    <style:style style:name="TableCell25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5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258" style:family="table-cell">
      <style:table-cell-properties fo:border="none" style:writing-mode="lr-tb" fo:padding-top="0in" fo:padding-left="0.1041in" fo:padding-bottom="0in" fo:padding-right="0.1041in"/>
    </style:style>
    <style:style style:name="P25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260" style:family="table-row">
      <style:table-row-properties/>
    </style:style>
    <style:style style:name="TableCell26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6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26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6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265" style:family="table-row">
      <style:table-row-properties/>
    </style:style>
    <style:style style:name="TableCell26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6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268" style:family="table-cell">
      <style:table-cell-properties fo:border="none" style:writing-mode="lr-tb" fo:padding-top="0in" fo:padding-left="0.1041in" fo:padding-bottom="0in" fo:padding-right="0.1041in"/>
    </style:style>
    <style:style style:name="P26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270" style:family="table-row">
      <style:table-row-properties/>
    </style:style>
    <style:style style:name="TableCell27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7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27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7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275" style:family="table-row">
      <style:table-row-properties/>
    </style:style>
    <style:style style:name="TableCell276" style:family="table-cell">
      <style:table-cell-properties fo:border="none" style:writing-mode="lr-tb" fo:padding-top="0in" fo:padding-left="0.1041in" fo:padding-bottom="0in" fo:padding-right="0.1041in" fo:wrap-option="no-wrap"/>
    </style:style>
    <style:style style:name="P27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278" style:family="table-cell">
      <style:table-cell-properties fo:border="none" style:writing-mode="lr-tb" fo:padding-top="0in" fo:padding-left="0.1041in" fo:padding-bottom="0in" fo:padding-right="0.1041in"/>
    </style:style>
    <style:style style:name="P27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Row280" style:family="table-row">
      <style:table-row-properties/>
    </style:style>
    <style:style style:name="TableCell28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8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  <style:style style:name="TableCell28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8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en" style:country-asian="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package employee;</text:p>
          </table:table-cell>
          <table:table-cell>
            <text:p text:style-name="P6"/>
          </table:table-cell>
        </table:table-row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/>
            <text:p text:style-name="P12"/>
          </table:table-cell>
        </table:table-row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>import java.io.IOException;</text:p>
          </table:table-cell>
        </table:table-row>
        <table:table-row table:style-name="TableRow18">
          <table:table-cell table:style-name="TableCell19">
            <text:p text:style-name="P20"/>
          </table:table-cell>
          <table:table-cell table:style-name="TableCell21">
            <text:p text:style-name="P22">import java.util.*;</text:p>
          </table:table-cell>
        </table:table-row>
        <table:table-row table:style-name="TableRow23">
          <table:table-cell table:style-name="TableCell24">
            <text:p text:style-name="P25"/>
          </table:table-cell>
          <table:table-cell table:style-name="TableCell26">
            <text:p text:style-name="P27">import org.apache.hadoop.fs.Path;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>import org.apache.hadoop.conf.*;</text:p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>import org.apache.hadoop.io.*;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>import org.apache.hadoop.mapred.*;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>import org.apache.hadoop.util.*;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  <text:p text:style-name="P53"/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>public class<text:s/>Program2<text:s/>{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><text:s text:c="2"/>//MAPPER CODE<text:tab/>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><text:s text:c="2"/>public static class Map extends MapReduceBase implements Mapper &lt; LongWritable, Text, Text, IntWritable &gt; {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><text:s text:c="4"/>private final static IntWritable one = new IntWritable(1);</text:p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><text:s text:c="4"/>private Text word = new Text();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<text:s text:c="4"/>public void map(LongWritable key, Text value, OutputCollector &lt; Text, IntWritable &gt; output, Reporter reporter) throws IOException {</text:p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><text:s text:c="4"/><text:tab/>String myvalue = value.toString();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><text:s text:c="4"/><text:tab/>String[] tokens = myvalue.split(",");</text:p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><text:s text:c="4"/><text:tab/></text:p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><text:s text:c="4"/><text:tab/><text:tab/>output.collect(new Text("Cumulative years of service done for the company<text:s/>by all the employees: "),</text:p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><text:s text:c="22"/>new IntWritable(Integer.parseInt(tokens[1)));</text:p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><text:s text:c="4"/>}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><text:s text:c="2"/>}</text:p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><text:s text:c="2"/>//REDUCER CODE<text:tab/></text:p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><text:s text:c="2"/>public static class Reduce extends MapReduceBase implements Reducer &lt; Text, IntWritable, Text, IntWritable &gt; {</text:p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P157"><text:s text:c="4"/>public void reduce(Text key, Iterator &lt; IntWritable &gt; values, OutputCollector &lt; Text, IntWritable &gt; output, Reporter reporter) throws IOException { //{little: {1,1}}<text:s/></text:p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><text:s text:c="4"/><text:tab/>int count = 0 ;<text:s/></text:p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><text:s text:c="4"/><text:tab/>while(values.hasNext()) {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><text:s text:c="4"/><text:tab/><text:tab/>count += values.next().get();</text:p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><text:s text:c="4"/><text:tab/>}</text:p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><text:s text:c="4"/><text:tab/>output.collect(key, new IntWritable(count));</text:p>
          </table:table-cell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P187"/>
            <text:p text:style-name="P188"/>
          </table:table-cell>
        </table:table-row>
        <table:table-row table:style-name="TableRow189">
          <table:table-cell table:style-name="TableCell190">
            <text:p text:style-name="P191"/>
          </table:table-cell>
          <table:table-cell table:style-name="TableCell192">
            <text:p text:style-name="P193"><text:s text:c="4"/>}</text:p>
          </table:table-cell>
        </table:table-row>
        <table:table-row table:style-name="TableRow194">
          <table:table-cell table:style-name="TableCell195">
            <text:p text:style-name="P196"/>
          </table:table-cell>
          <table:table-cell table:style-name="TableCell197">
            <text:p text:style-name="P198"><text:s text:c="2"/>}</text:p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  <text:p text:style-name="P204"/>
          </table:table-cell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><text:s text:c="2"/>//DRIVER CODE</text:p>
          </table:table-cell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><text:s text:c="2"/>public static void main(String[] args) throws Exception {</text:p>
          </table: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><text:s text:c="4"/>JobConf conf = new JobConf(Prog2.class);</text:p>
          </table:table-cell>
        </table:table-row>
        <table:table-row table:style-name="TableRow220">
          <table:table-cell table:style-name="TableCell221">
            <text:p text:style-name="P222"/>
          </table:table-cell>
          <table:table-cell table:style-name="TableCell223">
            <text:p text:style-name="P224"><text:s text:c="4"/>conf.setJobName("Prog2");</text:p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><text:s text:c="4"/>conf.setOutputKeyClass(Text.class);</text:p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><text:s text:c="4"/>conf.setOutputValueClass(IntWritable.class);</text:p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><text:s text:c="4"/>conf.setMapperClass(Map.class);</text:p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><text:s text:c="4"/>conf.setCombinerClass(Reduce.class);</text:p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><text:s text:c="4"/>conf.setReducerClass(Reduce.class);</text:p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><text:s text:c="4"/>conf.setInputFormat(TextInputFormat.class);</text:p>
          </table:table-cell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>
            <text:p text:style-name="P259"><text:s text:c="4"/>conf.setOutputFormat(TextOutputFormat.class);</text:p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><text:s text:c="4"/>FileInputFormat.setInputPaths(conf, new Path(args[0]));</text:p>
          </table:table-cell>
        </table:table-row>
        <table:table-row table:style-name="TableRow265">
          <table:table-cell table:style-name="TableCell266">
            <text:p text:style-name="P267"/>
          </table:table-cell>
          <table:table-cell table:style-name="TableCell268">
            <text:p text:style-name="P269"><text:s text:c="4"/>FileOutputFormat.setOutputPath(conf, new Path(args[1]));</text:p>
          </table: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><text:s text:c="4"/>JobClient.runJob(conf);</text:p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><text:s text:c="2"/>}</text:p>
          </table:table-cell>
        </table:table-row>
        <table:table-row table:style-name="TableRow280">
          <table:table-cell table:style-name="TableCell281">
            <text:p text:style-name="P282"/>
          </table:table-cell>
          <table:table-cell table:style-name="TableCell283">
            <text:p text:style-name="P284">}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-k" style:display-name="pl-k" style:family="text" style:parent-style-name="DefaultParagraphFont"/>
    <style:style style:name="pl-smi" style:display-name="pl-smi" style:family="text" style:parent-style-name="DefaultParagraphFont"/>
    <style:style style:name="pl-en" style:display-name="pl-en" style:family="text" style:parent-style-name="DefaultParagraphFont"/>
    <style:style style:name="pl-token" style:display-name="pl-token" style:family="text" style:parent-style-name="DefaultParagraphFont"/>
    <style:style style:name="pl-c" style:display-name="pl-c" style:family="text" style:parent-style-name="DefaultParagraphFont"/>
    <style:style style:name="pl-e" style:display-name="pl-e" style:family="text" style:parent-style-name="DefaultParagraphFont"/>
    <style:style style:name="pl-c1" style:display-name="pl-c1" style:family="text" style:parent-style-name="DefaultParagraphFont"/>
    <style:style style:name="pl-v" style:display-name="pl-v" style:family="text" style:parent-style-name="DefaultParagraphFont"/>
    <style:style style:name="pl-s" style:display-name="pl-s" style:family="text" style:parent-style-name="DefaultParagraphFont"/>
    <style:style style:name="pl-pds" style:display-name="pl-pds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Pavithra N</dc:creator>
    <meta:creation-date>2021-07-15T07:33:00Z</meta:creation-date>
    <dc:date>2021-07-15T07:33:00Z</dc:date>
    <meta:template xlink:href="Normal" xlink:type="simple"/>
    <meta:editing-cycles>2</meta:editing-cycles>
    <meta:editing-duration>PT60S</meta:editing-duration>
    <meta:document-statistic meta:page-count="2" meta:paragraph-count="4" meta:word-count="311" meta:character-count="2081" meta:row-count="14" meta:non-whitespace-character-count="1774"/>
  </office:meta>
</office:document-meta>
</file>